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stroke="solid" draw:stroke-dash="Long_20_Dot" svg:stroke-width="0.081cm" svg:stroke-color="#83ca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4cm" svg:y1="1cm" svg:x2="16.65cm" svg:y2="16.75cm">
          <text:p/>
        </draw:line>
        <draw:custom-shape draw:style-name="gr6" draw:text-style-name="P4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cm" svg:y1="1cm" svg:x2="17.25cm" svg:y2="16.75cm">
          <text:p/>
        </draw:line>
        <draw:line draw:style-name="gr7" draw:text-style-name="P1" draw:layer="layout" svg:x1="11.75cm" svg:y1="1cm" svg:x2="16cm" svg:y2="16.75cm">
          <text:p/>
        </draw:line>
        <draw:line draw:style-name="gr8" draw:text-style-name="P5" draw:layer="layout" svg:x1="13.75cm" svg:y1="8.25cm" svg:x2="14.7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51:11.696000000</dc:date>
    <meta:editing-duration>PT23M49S</meta:editing-duration>
    <meta:editing-cycles>9</meta:editing-cycles>
    <meta:generator>LibreOffice/7.0.5.2$Windows_X86_64 LibreOffice_project/64390860c6cd0aca4beafafcfd84613dd9dfb63a</meta:generator>
    <meta:document-statistic meta:object-count="18"/>
  </office:meta>
</office:document-meta>
</file>